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list-style-name="L1"/>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50316349" text:style-name="L1">
        <text:list-item>
          <text:p text:style-name="P1">grep is a search application for patterns in documents</text:p>
          <text:list>
            <text:list-item>
              <text:p text:style-name="P1">pipe displays what can fit on the screen and then allows you to go to the next screen, redirection saves a new file that is separated into lines that can be viewed separately.</text:p>
            </text:list-item>
            <text:list-item>
              <text:p text:style-name="P1">Plane text is wonderful because it dose not require more hidden code to read and therefore is the most back compatible file format. Also because it does not need excess code to run, it is also the most efficient. </text:p>
            </text:list-item>
            <text:list-item>
              <text:p text:style-name="P1">You can't</text:p>
            </text:list-item>
          </text:list>
        </text:list-item>
        <text:list-item>
          <text:p text:style-name="P1"><text:s/></text:p>
          <text:list>
            <text:list-item>
              <text:p text:style-name="P1">It computes the answer but stores it nowhere nor does it print and therefore it is lost.</text:p>
            </text:list-item>
            <text:list-item>
              <text:p text:style-name="P1">1.5707963267948966, and 0</text:p>
            </text:list-item>
            <text:list-item>
              <text:p text:style-name="P1"/>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2-01T20:25:01</meta:creation-date>
    <dc:date>2014-02-01T21:12:17</dc:date>
    <meta:editing-duration>PT32M5S</meta:editing-duration>
    <meta:editing-cycles>1</meta:editing-cycles>
    <meta:document-statistic meta:table-count="0" meta:image-count="0" meta:object-count="0" meta:page-count="1" meta:paragraph-count="7" meta:word-count="110" meta:character-count="579" meta:non-whitespace-character-count="480"/>
    <meta:generator>LibreOffice/3.5$Linux_X86_64 LibreOffice_project/350m1$Build-2</meta:generator>
  </office:meta>
</office:document-meta>
</file>